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8ff" officeooo:paragraph-rsid="001798ff"/>
    </style:style>
    <style:style style:name="P2" style:family="paragraph" style:parent-style-name="Standard">
      <style:text-properties officeooo:rsid="00198d22" officeooo:paragraph-rsid="00198d22"/>
    </style:style>
    <style:style style:name="P3" style:family="paragraph" style:parent-style-name="Standard">
      <style:text-properties officeooo:rsid="001cd5b3" officeooo:paragraph-rsid="001cd5b3"/>
    </style:style>
    <style:style style:name="P4" style:family="paragraph" style:parent-style-name="Standard">
      <style:text-properties officeooo:rsid="001d44dc" officeooo:paragraph-rsid="001d44dc"/>
    </style:style>
    <style:style style:name="P5" style:family="paragraph" style:parent-style-name="Standard">
      <style:text-properties officeooo:rsid="001f08f5" officeooo:paragraph-rsid="001f08f5"/>
    </style:style>
    <style:style style:name="P6" style:family="paragraph" style:parent-style-name="Standard">
      <style:text-properties officeooo:rsid="001f08f5" officeooo:paragraph-rsid="002a4f78"/>
    </style:style>
    <style:style style:name="P7" style:family="paragraph" style:parent-style-name="Standard">
      <style:text-properties officeooo:rsid="002c0fd2" officeooo:paragraph-rsid="002c0fd2"/>
    </style:style>
    <style:style style:name="T1" style:family="text">
      <style:text-properties officeooo:rsid="001b8a5e"/>
    </style:style>
    <style:style style:name="T2" style:family="text">
      <style:text-properties officeooo:rsid="001d44dc"/>
    </style:style>
    <style:style style:name="T3" style:family="text">
      <style:text-properties officeooo:rsid="001f08f5"/>
    </style:style>
    <style:style style:name="T4" style:family="text">
      <style:text-properties officeooo:rsid="00203d1c"/>
    </style:style>
    <style:style style:name="T5" style:family="text">
      <style:text-properties officeooo:rsid="0021b509"/>
    </style:style>
    <style:style style:name="T6" style:family="text">
      <style:text-properties officeooo:rsid="0021e714"/>
    </style:style>
    <style:style style:name="T7" style:family="text">
      <style:text-properties officeooo:rsid="0022e2fb"/>
    </style:style>
    <style:style style:name="T8" style:family="text">
      <style:text-properties officeooo:rsid="002415ff"/>
    </style:style>
    <style:style style:name="T9" style:family="text">
      <style:text-properties officeooo:rsid="00260875"/>
    </style:style>
    <style:style style:name="T10" style:family="text">
      <style:text-properties officeooo:rsid="0027a479"/>
    </style:style>
    <style:style style:name="T11" style:family="text">
      <style:text-properties officeooo:rsid="00299f2b"/>
    </style:style>
    <style:style style:name="T12" style:family="text">
      <style:text-properties officeooo:rsid="002a4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4</text:p>
      <text:p text:style-name="P1"/>
      <text:p text:style-name="P1">Tipos de Requisitos: Funcionais, não funcionais e regras de negócio </text:p>
      <text:p text:style-name="P1"/>
      <text:p text:style-name="P1"/>
      <text:p text:style-name="P2">INTRODUÇÃO </text:p>
      <text:p text:style-name="P2">-<text:span text:style-name="T1">recapitulando que, os requisitos devem definir o que o sistema deve fazer. </text:span></text:p>
      <text:p text:style-name="P2"/>
      <text:p text:style-name="P3">CLASSIFICAÇÃO DOS REQUISITOS </text:p>
      <text:p text:style-name="P3">-<text:span text:style-name="T2">De modo geral, os requisitos são classificados em 3 tipos: funcionais, não-funcionais e interface </text:span></text:p>
      <text:p text:style-name="P3"/>
      <text:p text:style-name="P4">REQUISITOS FUNCIONAIS: </text:p>
      <text:p text:style-name="P4">-<text:span text:style-name="T3">estes requisitos estão diretamente ligados a ações do sistema (cadastrar, listar, deletar) </text:span></text:p>
      <text:p text:style-name="P4"/>
      <text:p text:style-name="P5">REQUISITOS NÃO FUNCIONAIS: </text:p>
      <text:p text:style-name="P6">-<text:span text:style-name="T4">apesar de que, de fato serem requisitos, não estão diretamente ligados a uma ação de fato do <text:tab/>sistema, mas sim, caracter</text:span><text:span text:style-name="T7">í</text:span><text:span text:style-name="T4">sticas </text:span><text:span text:style-name="T12">específicas.</text:span></text:p>
      <text:p text:style-name="P6"><text:span text:style-name="T4"><text:tab/></text:span>-<text:span text:style-name="T9">Existem métricas para especificar requisitos não-funcionais, </text:span><text:span text:style-name="T12">sendo: </text:span><text:span text:style-name="T4">funcionalidade, <text:tab/><text:tab/><text:tab/></text:span><text:span text:style-name="T5">usabilidade, confiabilidade, <text:tab/>eficiência, </text:span><text:span text:style-name="T6">manutenibilidade, </text:span><text:span text:style-name="T8">portabilidade, </text:span><text:span text:style-name="T10">velocidade, <text:tab/><text:tab/>tamanho, robustez.</text:span></text:p>
      <text:p text:style-name="P5"><text:span text:style-name="T8">-Sendo assim, requisitos não-funcionais seria: Software deve ser operável por deficiente</text:span><text:span text:style-name="T11">s</text:span><text:span text:style-name="T8"> visuais, <text:tab/>tempo de resposta não ultrapassar 10 segundos, software deve ter backup, etc… </text:span></text:p>
      <text:p text:style-name="P5"/>
      <text:p text:style-name="P7">REQUISITOS FUNCIONAIS = bastante tangíveis </text:p>
      <text:p text:style-name="P7"/>
      <text:p text:style-name="P7">REQUISITOS NÃO-FUNCIONAIS = pouco tangíveis (um pouco mais abstratas)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6:49:02.137000000</meta:creation-date>
    <dc:date>2024-06-03T17:16:50.394000000</dc:date>
    <meta:editing-duration>PT27M39S</meta:editing-duration>
    <meta:editing-cycles>20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135" meta:character-count="1059" meta:non-whitespace-character-count="919"/>
  </office:meta>
</office:document-meta>
</file>